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d13" officeooo:paragraph-rsid="00080d13"/>
    </style:style>
    <style:style style:name="T1" style:family="text">
      <style:text-properties officeooo:rsid="0009f8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leted from <text:span text:style-name="T1">introduction</text:span></text:p>
      <text:p text:style-name="P1">&lt;?xml version="1.0" encoding="UTF-8"?&gt; </text:p>
      <text:p text:style-name="Standard"><text:bookmark text:name="magicparlabel-9735"/>There is an active debate among labor economists on the relationship between fertility and labor supply. [<text:a xlink:type="simple" xlink:href="#LyXCite-RePEc_aea_aecrev_v_88_y_1998_i_3_p_450_77" text:style-name="Internet_20_link" text:visited-style-name="Visited_20_Internet_20_Link">RePEc:aea:aecrev:v:88:y:1998:i:3:p:450-77</text:a>] used the fact that American couples prefer to have children of different sexes, and that they are likely to keep trying if the first two are of the same sex, as a source of exogenous variation. We argue that in a developing country context, the sex of the firstborn makes more sense as an instrument. Indeed, this instrumentation strategy has been used in such a context. [<text:a xlink:type="simple" xlink:href="#LyXCite-doi_10_1080_00220380500356779" text:style-name="Internet_20_link" text:visited-style-name="Visited_20_Internet_20_Link">doi:10.1080/00220380500356779</text:a>] used the sex of the first two children to predict exogenous variation in fertility in India and its effect on wellbeing. We thought it was too ambitious to relate fertility directly to poverty and related measures of consumption because the sex of the first two children may directly affect consumption, violating the exclusion restriction. We restricted ourselves to the agricultural labor allocation of adult household members, area planted and production. In addition, most studies that look at the effects of fertility on labor allocation in a developing country context use data from Asian countries. The high incidence of selective abortion in these countries may mean the sex of the first child or children becomes endogenous as well. This was likely to be much less of a problem in our application. In sum, this study aims to contribute to the thin literature on boy preference in Africa. Its originality also lies in the outcome variables studied. While most studies are we look at outcome variables in terms of formal labor supply that are in the sphere of subsistence agricul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1:44:01.749205292</meta:creation-date>
    <dc:date>2015-06-22T16:19:12.239959350</dc:date>
    <meta:editing-duration>PT1M41S</meta:editing-duration>
    <meta:editing-cycles>1</meta:editing-cycles>
    <meta:document-statistic meta:table-count="0" meta:image-count="0" meta:object-count="0" meta:page-count="1" meta:paragraph-count="3" meta:word-count="268" meta:character-count="1708" meta:non-whitespace-character-count="1442"/>
    <meta:generator>LibreOffice/4.4.2.2$Linux_X86_64 LibreOffice_project/40m0$Build-2</meta:generator>
  </office:meta>
</office:document-meta>
</file>